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9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4.914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10.257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Reference_Sheet_Name</text:p>
          </table:table-cell>
          <table:table-cell table:style-name="ce1" office:value-type="string">
            <text:p>Refer_Sheet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>
            <text:p>BeforeSuiteClass.xls</text:p>
          </table:table-cell>
          <table:table-cell office:value-type="string">
            <text:p>Y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ExecutionSuite_Header.xls</text:p>
          </table:table-cell>
          <table:table-cell office:value-type="string">
            <text:p>Y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ExecutionSuite_Footer.xls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ExecutionSuite_HomePage.xls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ExecutionSuite_ListingPage.xls</text:p>
          </table:table-cell>
          <table:table-cell table:style-name="ce3"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ExecutionSuite_DetailPage.xls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>
            <text:p>ExecutionSuite_PaymentPage.xls</text:p>
          </table:table-cell>
          <table:table-cell office:value-type="string">
            <text:p>N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/10/2017</text:date>, <text:time>16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ntosh Sharma</dc:creator>
    <dc:date>2017-10-31T16:19:58</dc:date>
    <meta:editing-cycles>1</meta:editing-cycles>
    <meta:editing-duration>PT8S</meta:editing-duration>
    <meta:document-statistic meta:table-count="1" meta:cell-count="16" meta:object-count="0"/>
    <meta:generator>OpenOffice/4.1.3$Unix OpenOffice.org_project/413m1$Build-9783</meta:generator>
  </office:meta>
</office:document-meta>
</file>